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Preformatted_20_Text" style:list-style-name="L2"/>
    <style:style style:name="P3" style:family="paragraph" style:parent-style-name="Preformatted_20_Text" style:list-style-name="L2">
      <style:paragraph-properties fo:margin-left="0cm" fo:margin-right="0cm" fo:text-indent="0cm" style:auto-text-indent="false"/>
    </style:style>
    <style:style style:name="P4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Text_20_body" style:list-style-name="L3">
      <style:paragraph-properties fo:margin-left="0cm" fo:margin-right="0cm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text-indent="0cm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en starting a new random game in the Roboyard app, an issue occasionally occurs where the game launches with an empty map (no walls, robots, or targets rendered). This problem:</text:p>
      <text:list text:style-name="L1">
        <text:list-item>
          <text:p text:style-name="P6">Appears to be environment-specific (only occurred in one virtual machine)</text:p>
        </text:list-item>
        <text:list-item>
          <text:p text:style-name="P6">Is reproducible until cache/data is cleared</text:p>
        </text:list-item>
        <text:list-item>
          <text:p text:style-name="P7">Does not affect all installations equally</text:p>
        </text:list-item>
      </text:list>
      <text:h text:style-name="P1" text:outline-level="2">Technical Analysis</text:h>
      <text:p text:style-name="P5">The issue is likely related to how the game stores and retrieves state data:</text:p>
      <text:list text:style-name="L2">
        <text:list-item>
          <text:p text:style-name="P8"><text:span text:style-name="Strong_20_Emphasis">Key components involved:</text:span></text:p>
          <text:list>
            <text:list-item>
              <text:p text:style-name="P9"><text:span text:style-name="Source_20_Text">GameStateManager</text:span> - Manages game state and calls <text:span text:style-name="Source_20_Text">startNewGame()</text:span> to initialize a new random game</text:p>
            </text:list-item>
            <text:list-item>
              <text:p text:style-name="P9"><text:span text:style-name="Source_20_Text">MapGenerator</text:span> - Responsible for procedurally generating game maps, walls, robot positions, and targets</text:p>
            </text:list-item>
            <text:list-item>
              <text:p text:style-name="P9"><text:span text:style-name="Source_20_Text">generateNewMapEachTime</text:span> flag - Controls whether new maps should be generated on each game launch</text:p>
            </text:list-item>
          </text:list>
        </text:list-item>
        <text:list-item>
          <text:p text:style-name="P8"><text:span text:style-name="Strong_20_Emphasis">Potential causes:</text:span></text:p>
          <text:list>
            <text:list-item>
              <text:p text:style-name="P9">Corrupted save data interfering with new game initialization</text:p>
            </text:list-item>
            <text:list-item>
              <text:p text:style-name="P9">Cached state data from previous sessions affecting map generation parameters</text:p>
            </text:list-item>
            <text:list-item>
              <text:p text:style-name="P9">Persistence issues between app launches, especially in virtual environments</text:p>
            </text:list-item>
          </text:list>
        </text:list-item>
        <text:list-item>
          <text:p text:style-name="P8"><text:span text:style-name="Strong_20_Emphasis">Code flow in question:</text:span></text:p>
          <text:p text:style-name="P3">java</text:p>
          <text:p text:style-name="P3">CopyInsert</text:p>
          <text:p text:style-name="P3"><text:span text:style-name="Source_20_Text">// In MainMenuFragment:</text:span></text:p>
          <text:p text:style-name="P3"><text:span text:style-name="Source_20_Text">newRandomGameButton.setOnClickListener(v -&gt; {</text:span></text:p>
          <text:p text:style-name="P3"><text:span text:style-name="Source_20_Text"><text:s text:c="4"/>gameStateManager.startNewGame();</text:span></text:p>
          <text:p text:style-name="P3"><text:span text:style-name="Source_20_Text"><text:s text:c="4"/>navigateTo(R.id.actionMainMenuToGamePlay);</text:span></text:p>
          <text:p text:style-name="P3"><text:span text:style-name="Source_20_Text">});</text:span></text:p>
          <text:p text:style-name="P2"/>
          <text:p text:style-name="P3"><text:span text:style-name="Source_20_Text">// In GameStateManager:</text:span></text:p>
          <text:p text:style-name="P3"><text:span text:style-name="Source_20_Text">public void startNewGame() {</text:span></text:p>
          <text:p text:style-name="P3"><text:span text:style-name="Source_20_Text"><text:s text:c="4"/>GameState newState = GameState.createRandom(boardSize.getValue(), difficulty.getValue());</text:span></text:p>
          <text:p text:style-name="P3"><text:span text:style-name="Source_20_Text"><text:s text:c="4"/>currentState.setValue(newState);</text:span></text:p>
          <text:p text:style-name="P3"><text:span text:style-name="Source_20_Text"><text:s text:c="4"/>// ...</text:span></text:p>
          <text:p text:style-name="P4"><text:span text:style-name="Source_20_Text">}</text:span></text:p>
        </text:list-item>
      </text:list>
      <text:h text:style-name="P1" text:outline-level="2">Resolution</text:h>
      <text:p text:style-name="P5"><text:span text:style-name="Strong_20_Emphasis">Clearing app data and cache resolves the issue.</text:span></text:p>
      <text:p text:style-name="P5">This confirms that the problem was related to persisted state data or cached parameters that were interfering with the map generation process.</text:p>
      <text:h text:style-name="P1" text:outline-level="2">Prevention Strategies</text:h>
      <text:p text:style-name="P5">If this issue occurs in development or production:</text:p>
      <text:list text:style-name="L3">
        <text:list-item>
          <text:p text:style-name="P10">Add better error handling in the map generation process</text:p>
        </text:list-item>
        <text:list-item>
          <text:p text:style-name="P10"><text:soft-page-break/>Implement a fallback mechanism to ensure maps always render</text:p>
        </text:list-item>
        <text:list-item>
          <text:p text:style-name="P10">Consider adding a "Reset Game Data" option in the settings menu</text:p>
        </text:list-item>
        <text:list-item>
          <text:p text:style-name="P11">Log initialization parameters to help diagnose similar issues</text:p>
        </text:list-item>
      </text:list>
      <text:h text:style-name="P1" text:outline-level="2">Affected Files</text:h>
      <text:list text:style-name="L4">
        <text:list-item>
          <text:p text:style-name="P12"><text:span text:style-name="Source_20_Text">/app/src/main/java/roboyard/eclabs/ui/GameStateManager.java</text:span></text:p>
        </text:list-item>
        <text:list-item>
          <text:p text:style-name="P12"><text:span text:style-name="Source_20_Text">/app/src/main/java/roboyard/eclabs/MapGenerator.java</text:span></text:p>
        </text:list-item>
        <text:list-item>
          <text:p text:style-name="P12"><text:span text:style-name="Source_20_Text">/app/src/main/java/roboyard/eclabs/ui/GameState.java</text:span></text:p>
        </text:list-item>
        <text:list-item>
          <text:p text:style-name="P13"><text:span text:style-name="Source_20_Text">/app/src/main/java/roboyard/eclabs/ui/MainMenuFragment.java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8:40:45.995273503</meta:creation-date>
    <dc:date>2025-03-20T18:40:59.078587822</dc:date>
    <meta:editing-duration>PT13S</meta:editing-duration>
    <meta:editing-cycles>1</meta:editing-cycles>
    <meta:document-statistic meta:table-count="0" meta:image-count="0" meta:object-count="0" meta:page-count="2" meta:paragraph-count="42" meta:word-count="276" meta:character-count="2122" meta:non-whitespace-character-count="1888"/>
    <meta:generator>LibreOffice/24.2.7.2$Linux_X86_64 LibreOffice_project/420$Build-2</meta:generator>
  </office:meta>
</office:document-meta>
</file>